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Menlo" svg:font-family="Menlo, Monaco, 'Courier New', Courier, monospace"/>
    <style:font-face style:name="Open Sans" svg:font-family="'Open Sans', Helvetica, Arial, Verdana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cd1b0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cd1b0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d1b0" officeooo:paragraph-rsid="001cd1b0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3a24" officeooo:paragraph-rsid="001e3a24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cd1b0" officeooo:paragraph-rsid="001cd1b0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Liberation Serif" fo:font-size="12pt" style:text-underline-style="none" fo:font-weight="bold" officeooo:rsid="001cd1b0" officeooo:paragraph-rsid="001cd1b0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Liberation Serif" fo:font-size="12pt" style:text-underline-style="none" fo:font-weight="bold" officeooo:rsid="00250e85" officeooo:paragraph-rsid="00250e85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color="#000000" style:font-name="Liberation Serif" fo:font-size="12pt" style:text-underline-style="none" officeooo:paragraph-rsid="001cd1b0" style:font-size-asian="12pt" style:font-size-complex="12pt"/>
    </style:style>
    <style:style style:name="P9" style:family="paragraph" style:parent-style-name="Standard" style:list-style-name="L1">
      <style:text-properties fo:color="#000000" style:font-name="Liberation Serif" fo:font-size="12pt" style:text-underline-style="none" officeooo:rsid="001cd1b0" officeooo:paragraph-rsid="001cd1b0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style:text-underline-style="none" officeooo:rsid="00250e85" officeooo:paragraph-rsid="00250e85" style:font-size-asian="12pt" style:font-size-complex="12pt"/>
    </style:style>
    <style:style style:name="P11" style:family="paragraph" style:parent-style-name="Standard" style:list-style-name="L3">
      <style:text-properties officeooo:paragraph-rsid="00250e85"/>
    </style:style>
    <style:style style:name="P12" style:family="paragraph" style:parent-style-name="Standard" style:list-style-name="L4">
      <style:text-properties officeooo:paragraph-rsid="001e3a24"/>
    </style:style>
    <style:style style:name="P13" style:family="paragraph" style:parent-style-name="Text_20_body" style:list-style-name="L2">
      <style:paragraph-properties fo:margin-left="0.953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.953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officeooo:paragraph-rsid="00250e85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officeooo:paragraph-rsid="00250e85"/>
    </style:style>
    <style:style style:name="P16" style:family="paragraph" style:parent-style-name="Preformatted_20_Text">
      <style:text-properties fo:color="#000000" style:font-name="Liberation Serif" fo:font-size="12pt" style:text-underline-style="none" officeooo:paragraph-rsid="001e3a24" style:font-size-asian="12pt" style:font-size-complex="12pt"/>
    </style:style>
    <style:style style:name="P17" style:family="paragraph" style:parent-style-name="Preformatted_20_Text">
      <style:text-properties fo:color="#000000" style:font-name="Liberation Serif" fo:font-size="12pt" style:text-underline-style="none" fo:font-weight="bold" officeooo:paragraph-rsid="001e3a24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color="#000000" style:font-name="Liberation Serif" fo:font-size="12pt" style:text-underline-style="none" fo:font-weight="bold" officeooo:rsid="00256616" officeooo:paragraph-rsid="00250e85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fo:color="#000000" style:font-name="Liberation Serif" fo:font-size="12pt" style:text-underline-style="none" fo:font-weight="bold" officeooo:rsid="00256616" officeooo:paragraph-rsid="00256616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color="#000000" style:font-name="Liberation Serif" fo:font-size="12pt" style:text-underline-style="none" fo:font-weight="normal" officeooo:rsid="00256616" officeooo:paragraph-rsid="00256616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6">
      <style:text-properties fo:color="#000000" style:font-name="Liberation Serif" fo:font-size="12pt" style:text-underline-style="none" fo:font-weight="normal" officeooo:rsid="00256616" officeooo:paragraph-rsid="00256616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50e85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d1b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officeooo:rsid="001cd1b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cd1b0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normal" officeooo:rsid="001e3a24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1e3a2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0.635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hell Scripting </text:p>
      <text:list xml:id="list6981167192284803602" text:style-name="L1">
        <text:list-header>
          <text:p text:style-name="P8"/>
        </text:list-header>
        <text:list-item>
          <text:p text:style-name="P9">Every time we use terminal means we are interacting with shell</text:p>
        </text:list-item>
        <text:list-item>
          <text:p text:style-name="P1">The kernel is a computer program that is the core of a computer’s operating system, with complete control over everything in the system.</text:p>
        </text:list-item>
        <text:list-item>
          <text:p text:style-name="P1">A shell is special user program which provide an interface to user to use operating system services</text:p>
        </text:list-item>
        <text:list-item>
          <text:p text:style-name="P1">Shell accept human readable commands from user and convert them into something which kernel can understand.</text:p>
        </text:list-item>
        <text:list-item>
          <text:p text:style-name="P1">he shell gets started when the user logs in or start the terminal.</text:p>
        </text:list-item>
      </text:list>
      <text:p text:style-name="P2"/>
      <text:p text:style-name="P5">Commandline and Graphical Shell</text:p>
      <text:p text:style-name="P3"/>
      <text:list xml:id="list4045825793906302286" text:style-name="L3">
        <text:list-item>
          <text:p text:style-name="P11"><text:span text:style-name="T2">Commandline</text:span><text:span text:style-name="T3"> allows user to store commands in a file and execute them together. This way any repetitive task can be easily automated. These files are usually called </text:span><text:span text:style-name="Strong_20_Emphasis"><text:span text:style-name="T4">batch files </text:span></text:span><text:span text:style-name="T3">in Windows and </text:span><text:span text:style-name="Strong_20_Emphasis"><text:span text:style-name="T4">Shell </text:span></text:span><text:span text:style-name="T3">Scripts in Linux/macOS systems.</text:span></text:p>
          <text:p text:style-name="P11"><text:span text:style-name="T3"/></text:p>
        </text:list-item>
        <text:list-item>
          <text:p text:style-name="P11"><text:span text:style-name="T3">There are several shells are available for Linux systems like –</text:span></text:p>
        </text:list-item>
      </text:list>
      <text:list xml:id="list9178721855651846731" text:style-name="L2">
        <text:list-item>
          <text:list>
            <text:list-header>
              <text:p text:style-name="P13"><text:a xlink:type="simple" xlink:href="https://en.wikipedia.org/wiki/Bash_(Unix_shell)" office:target-frame-name="_blank" xlink:show="new" text:style-name="Internet_20_link" text:visited-style-name="Visited_20_Internet_20_Link"><text:span text:style-name="T6"/></text:a></text:p>
            </text:list-header>
            <text:list-item>
              <text:p text:style-name="P13"><text:span text:style-name="T5"><text:s/></text:span><text:a xlink:type="simple" xlink:href="https://en.wikipedia.org/wiki/Bash_(Unix_shell)" office:target-frame-name="_blank" xlink:show="new" text:style-name="Internet_20_link" text:visited-style-name="Visited_20_Internet_20_Link">BASH (Bourne Again Shell)</text:a><text:span text:style-name="T5"> </text:span><text:span text:style-name="T1">– It is most widely used shell in Linux systems. It is used as <text:tab/>default login shell in Linux systems and in macOS. It can also be installed on Windows <text:tab/>OS.</text:span></text:p>
            </text:list-item>
            <text:list-item>
              <text:p text:style-name="P13"><text:span text:style-name="T5"><text:s/></text:span><text:a xlink:type="simple" xlink:href="https://en.wikipedia.org/wiki/C_shell" office:target-frame-name="_blank" xlink:show="new" text:style-name="Internet_20_link" text:visited-style-name="Visited_20_Internet_20_Link">CSH (C Shell)</text:a><text:span text:style-name="T5"> </text:span><text:span text:style-name="T1">The C shell’s syntax and usage are very similar to the C programming <text:tab/>language.</text:span></text:p>
            </text:list-item>
            <text:list-item>
              <text:p text:style-name="P14"><text:span text:style-name="T5"><text:s/></text:span><text:a xlink:type="simple" xlink:href="https://en.wikipedia.org/wiki/Korn_shell" office:target-frame-name="_blank" xlink:show="new" text:style-name="Internet_20_link" text:visited-style-name="Visited_20_Internet_20_Link">KSH (Korn Shell)</text:a><text:span text:style-name="T5"> -</text:span><text:span text:style-name="T1"> The Korn Shell also was the base for the POSIX Shell standard <text:tab/>specifications etc.</text:span></text:p>
              <text:p text:style-name="P15"><text:span text:style-name="T1">Each shell does the same job but understand different commands and provide different built in functions.</text:span></text:p>
            </text:list-item>
          </text:list>
        </text:list-item>
      </text:list>
      <text:p text:style-name="P7">Commands :</text:p>
      <text:p text:style-name="P10"/>
      <text:list xml:id="list472057920986392582" text:style-name="L4">
        <text:list-item>
          <text:p text:style-name="P12">Sometimes if we not have permission to execute Shell Script then</text:p>
        </text:list-item>
      </text:list>
      <text:p text:style-name="P4"><text:tab/>We have to make it executable by typing following command –</text:p>
      <text:p text:style-name="P4"/>
      <text:p text:style-name="P16"><text:span text:style-name="T8"><text:tab/>$ chmod -x path/to/our/file/jump.sh</text:span></text:p>
      <text:p text:style-name="P16"><text:span text:style-name="T8"><text:tab/></text:span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oft-page-break/><text:span text:style-name="T10"/></text:p>
      <text:p text:style-name="P17"><text:span text:style-name="T10"/></text:p>
      <text:p text:style-name="P18"><text:span text:style-name="T7">Learnings : </text:span></text:p>
      <text:p text:style-name="P18"><text:span text:style-name="T7"/></text:p>
      <text:p text:style-name="P19"><text:span text:style-name="T7">Commands:</text:span></text:p>
      <text:p text:style-name="P19"><text:span text:style-name="T9"/></text:p>
      <text:p text:style-name="P19"><text:span text:style-name="T9">1) while loop</text:span></text:p>
      <text:p text:style-name="P20"><text:span text:style-name="T7"/></text:p>
      <text:p text:style-name="P20"><text:span text:style-name="T7"><text:tab/>while [ "$name" != "bye" ]</text:span></text:p>
      <text:p text:style-name="P20"><text:span text:style-name="T7"><text:tab/>do</text:span></text:p>
      <text:p text:style-name="P20"><text:span text:style-name="T7"><text:tab/>echo Enter you text</text:span></text:p>
      <text:p text:style-name="P20"><text:span text:style-name="T7"><text:tab/>read name</text:span></text:p>
      <text:p text:style-name="P20"><text:span text:style-name="T7"><text:tab/>echo "You have entered: $name"</text:span></text:p>
      <text:p text:style-name="P20"><text:span text:style-name="T7"><text:tab/>done</text:span></text:p>
      <text:p text:style-name="P20"><text:span text:style-name="T7"/></text:p>
      <text:p text:style-name="P20"><text:span text:style-name="T7"/></text:p>
      <text:p text:style-name="P20"><text:span text:style-name="T7"><text:tab/>while read f</text:span></text:p>
      <text:p text:style-name="P20"><text:span text:style-name="T7"><text:tab/>do</text:span></text:p>
      <text:p text:style-name="P20"><text:span text:style-name="T7"><text:tab/> <text:s text:c="6"/>case $f in a) echo a ;;</text:span></text:p>
      <text:p text:style-name="P20"><text:span text:style-name="T7"><text:tab/> <text:s text:c="13"/>b) echo b ;;</text:span></text:p>
      <text:p text:style-name="P20"><text:span text:style-name="T7"><text:tab/> <text:s text:c="12"/>f) echo d ;; <text:s text:c="11"/></text:span></text:p>
      <text:p text:style-name="P20"><text:span text:style-name="T7"><text:tab/> <text:s text:c="5"/>esac</text:span></text:p>
      <text:p text:style-name="P20"><text:span text:style-name="T7"><text:tab/>done &lt; x.txt</text:span></text:p>
      <text:list xml:id="list3874476795621590090" text:style-name="L6">
        <text:list-header>
          <text:p text:style-name="P21"><text:span text:style-name="T7"/></text:p>
        </text:list-header>
      </text:list>
      <text:p text:style-name="P20"><text:span text:style-name="T7">2) Variables and if condition</text:span></text:p>
      <text:p text:style-name="P20"><text:span text:style-name="T7"/></text:p>
      <text:p text:style-name="P20"><text:span text:style-name="T7">name=rahul</text:span></text:p>
      <text:p text:style-name="P20"><text:span text:style-name="T7">if [ $name = "rahul" ]</text:span></text:p>
      <text:p text:style-name="P20"><text:span text:style-name="T7">then</text:span></text:p>
      <text:p text:style-name="P20"><text:span text:style-name="T7">echo bye </text:span></text:p>
      <text:p text:style-name="P20"><text:span text:style-name="T7">fi</text:span></text:p>
      <text:p text:style-name="P20"><text:span text:style-name="T7"/></text:p>
      <text:p text:style-name="P20"><text:span text:style-name="T7">3) Counting words and character from a file</text:span></text:p>
      <text:p text:style-name="P20"><text:span text:style-name="T7"/></text:p>
      <text:p text:style-name="P20"><text:span text:style-name="T7">char=`wc -m x.txt`</text:span></text:p>
      <text:p text:style-name="P20"><text:span text:style-name="T7">word=`wc -w x.txt`</text:span></text:p>
      <text:p text:style-name="P20"><text:span text:style-name="T7">echo $word</text:span></text:p>
      <text:p text:style-name="P20"><text:span text:style-name="T7">echo $char</text:span></text:p>
      <text:p text:style-name="P20"><text:span text:style-name="T7">echo $NO_LINES</text:span></text:p>
      <text:p text:style-name="P20"><text:span text:style-name="T7"/></text:p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Menlo" svg:font-family="Menlo, Monaco, 'Courier New', Courier, monospace"/>
    <style:font-face style:name="Open Sans" svg:font-family="'Open Sans', Helvetica, Arial, Verdana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8:04:57.421905075</meta:creation-date>
    <meta:editing-duration>PT49S</meta:editing-duration>
    <meta:editing-cycles>2</meta:editing-cycles>
    <meta:generator>LibreOffice/5.1.6.2$Linux_X86_64 LibreOffice_project/10m0$Build-2</meta:generator>
    <dc:date>2018-09-11T19:15:26.309642313</dc:date>
    <meta:document-statistic meta:table-count="0" meta:image-count="0" meta:object-count="0" meta:page-count="2" meta:paragraph-count="47" meta:word-count="342" meta:character-count="1937" meta:non-whitespace-character-count="1572"/>
  </office:meta>
</office:document-meta>
</file>